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e248" officeooo:paragraph-rsid="0006e2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st doc for testing cloning a repository with an ignor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26:59.338444483</meta:creation-date>
    <dc:date>2017-07-10T12:27:49.817556609</dc:date>
    <meta:editing-duration>PT51S</meta:editing-duration>
    <meta:editing-cycles>1</meta:editing-cycles>
    <meta:document-statistic meta:table-count="0" meta:image-count="0" meta:object-count="0" meta:page-count="1" meta:paragraph-count="1" meta:word-count="12" meta:character-count="63" meta:non-whitespace-character-count="52"/>
    <meta:generator>LibreOffice/5.2.5.1$Linux_X86_64 LibreOffice_project/20m0$Build-1</meta:generator>
  </office:meta>
</office:document-meta>
</file>